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25-09-11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25-05-06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25-03-10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25-01-13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24-10-30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24-09-09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24-04-29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24-03-04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23-10-2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23-07-21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23-04-10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23-01-18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22-11-14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22-08-12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22-05-2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22-01-13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21-11-16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21-08-25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21-05-04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20-11-04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20-02-0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19-11-0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19-07-18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19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19-02-2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18-10-18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18-08-16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18-06-18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18-03-06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17-11-2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17-08-1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17-06-14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16-10-18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16-07-21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16-05-09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16-02-17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15-10-23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15-07-15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15-04-13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15-01-2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14-10-0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14-07-21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14-04-28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14-01-13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13-11-05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13-07-10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13-04-04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13-02-07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12-10-09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12-06-2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12-04-19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12-01-1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11-10-13 1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11-07-14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11-04-08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11-01-06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10-10-21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10-07-08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10-04-22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10-01-07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09-10-01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09-07-29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09-04-01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09-01-2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08-10-02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08-07-02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08-04-03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08-01-10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07-10-11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07-08-13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07-06-12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07-03-21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06-12-05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06-08-23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06-05-01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06-01-12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05-10-04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05-07-06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05-04-04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05-01-03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04-10-25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04-07-07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04-04-22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0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03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0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03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03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0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0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0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01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0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00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0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00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2000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9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9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8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8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7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6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6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6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5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5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5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5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4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4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4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4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4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3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3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3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2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2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2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2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2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2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1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1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1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1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1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1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0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0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0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0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0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90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89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89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89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8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89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8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8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88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88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88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88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8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88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8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87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8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87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8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8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87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87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8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86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86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8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86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85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85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85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8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8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80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80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9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9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8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8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8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8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8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8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8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8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7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7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7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7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7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7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7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7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7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7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6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6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6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6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6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6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5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5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5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5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5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5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5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4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4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4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4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4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4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4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4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0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0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0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0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0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0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0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0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0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0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0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0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0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0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7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69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69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6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6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69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6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6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6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6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6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6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6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6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6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69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6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6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6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6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6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6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69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69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6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6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69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6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69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69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6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6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6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6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6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6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6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6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69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69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6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077331401</text:p>
          </table:table-cell>
          <table:table-cell office:value-type="string" calcext:value-type="string">
            <text:p>50J <text:s/>1 SOW 023</text:p>
          </table:table-cell>
          <table:table-cell office:value-type="string" calcext:value-type="string">
            <text:p>196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52" meta:object-count="0"/>
    <meta:user-defined meta:name="AppVersion">3.0</meta:user-defined>
  </office:meta>
</office:document-meta>
</file>